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>
      <style:text-properties style:font-name="Liberation Serif" style:font-name-asian="Cantarell" style:font-name-complex="FreeSerif"/>
    </style:style>
    <style:style style:name="ce24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4"/>
        <table:table-column table:style-name="co2" table:number-columns-repeated="16" table:default-cell-style-name="Default"/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一</text:p>
          </table:table-cell>
          <table:covered-table-cell table:style-name="ce15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4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4" table:style-name="ce14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2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身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尸卩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士斤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爿疒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气</text:span>……</text:p>
          </table:table-cell>
          <table:table-cell office:value-type="string" calcext:value-type="string">
            <text:p>丁丂</text:p>
          </table:table-cell>
          <table:table-cell table:style-name="ce16" office:value-type="string" calcext:value-type="string">
            <text:p>子了丩乡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number-columns-repeated="2"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<text:span text:style-name="T1">羊</text:span>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table:number-columns-repeated="2" office:value-type="string" calcext:value-type="string">
            <text:p>……</text:p>
          </table:table-cell>
          <table:table-cell/>
          <table:table-cell office:value-type="string" calcext:value-type="string">
            <text:p>用冊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尹彐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西非</text:p>
          </table:table-cell>
          <table:table-cell table:number-columns-repeated="2"/>
          <table:table-cell office:value-type="string" calcext:value-type="string">
            <text:p>辛甘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/>
          <table:table-cell office:value-type="string" calcext:value-type="string">
            <text:p>弋干</text:p>
          </table:table-cell>
          <table:table-cell office:value-type="string" calcext:value-type="string">
            <text:p>牙齒</text:p>
          </table:table-cell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皮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<text:span text:style-name="T1">尤釆</text:span></text:p>
          </table:table-cell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<text:span text:style-name="T1">几</text:span>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七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07:03:08.870648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4T16:37:05.206241622</dc:date>
    <meta:editing-duration>P15DT5H31M3S</meta:editing-duration>
    <meta:editing-cycles>2978</meta:editing-cycles>
    <meta:generator>LibreOffice/24.2.7.2$Linux_X86_64 LibreOffice_project/420$Build-2</meta:generator>
    <meta:document-statistic meta:table-count="1" meta:cell-count="450" meta:object-count="0"/>
  </office:meta>
</office:document-meta>
</file>